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a8f3" officeooo:paragraph-rsid="00067dbe"/>
    </style:style>
    <style:style style:name="P2" style:family="paragraph" style:parent-style-name="Standard">
      <style:text-properties fo:font-weight="bold" officeooo:rsid="0003a8f3" officeooo:paragraph-rsid="00067dbe" style:font-weight-asian="bold" style:font-weight-complex="bold"/>
    </style:style>
    <style:style style:name="P3" style:family="paragraph" style:parent-style-name="Standard">
      <style:text-properties fo:font-weight="bold" officeooo:rsid="0006f428" officeooo:paragraph-rsid="0006f428" style:font-weight-asian="bold" style:font-weight-complex="bold"/>
    </style:style>
    <style:style style:name="P4" style:family="paragraph" style:parent-style-name="Standard">
      <style:text-properties officeooo:paragraph-rsid="0006f428"/>
    </style:style>
    <style:style style:name="P5" style:family="paragraph" style:parent-style-name="Standard">
      <style:text-properties fo:font-weight="normal" officeooo:rsid="0006f428" officeooo:paragraph-rsid="0006f428" style:font-weight-asian="normal" style:font-weight-complex="normal"/>
    </style:style>
    <style:style style:name="P6" style:family="paragraph" style:parent-style-name="Standard">
      <style:text-properties fo:font-style="italic" fo:font-weight="normal" officeooo:rsid="0006f428" officeooo:paragraph-rsid="0006f428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bold" officeooo:rsid="0006f428" officeooo:paragraph-rsid="0006f428" style:font-style-asian="italic" style:font-weight-asian="bold" style:font-style-complex="italic" style:font-weight-complex="bold"/>
    </style:style>
    <style:style style:name="T1" style:family="text">
      <style:text-properties officeooo:rsid="0006f428"/>
    </style:style>
    <style:style style:name="T2" style:family="text">
      <style:text-properties fo:font-weight="normal" officeooo:rsid="0006f428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ожелания к REP </text:p>
      <text:p text:style-name="P2"/>
      <text:p text:style-name="P6">Сюда кидалось всё то, что было актуально в конце курса, в том числе мнения учеников, инструкторов и вольнослушателей. Ничего не фильтровалось.</text:p>
      <text:p text:style-name="P1"/>
      <text:p text:style-name="P1">1)Хотелось бы, чтобы Factory мог использовать метрики от sklearn, которые функции, а не функторы. (Львёнок, Лили)</text:p>
      <text:p text:style-name="P1"/>
      <text:p text:style-name="P1">2) хорошо бы автоматически оборачивать модели sklearn в REP-ою обёртку, если на входе не она. То же самое касается других обёрток. (Сева, 2 анонима) </text:p>
      <text:p text:style-name="P1"/>
      <text:p text:style-name="P1">3) Некоторые модели имеют приводимые ограничения на тип данных. </text:p>
      <text:p text:style-name="P1">Например, XGBoostClassifier не поддерживает буквенные названия классов ('s'-'b' - не поддерживает; 0-1 поддерживает). </text:p>
      <text:p text:style-name="P1">Их, наверное, можно как-то обернуть.</text:p>
      <text:p text:style-name="P1">(нашли Егор и Стёпа) </text:p>
      <text:p text:style-name="P1"/>
      <text:p text:style-name="P1">4) Не хватает больших нейронок. </text:p>
      <text:p text:style-name="P1">Pybrain и theanets не имеют такого зоопарка моделей и набора слоёв, как caffe и matconvnet. </text:p>
      <text:p text:style-name="P1">Обучать с нуля сетки размером с Imagenet - очень долго. </text:p>
      <text:p text:style-name="P1">Может сделать поддержку или конверсию? </text:p>
      <text:p text:style-name="P1">(Львёнок, Александр Трусевич, <text:span text:style-name="T1">Ёж</text:span>)</text:p>
      <text:p text:style-name="P1"/>
      <text:p text:style-name="P1">5) ИМХО не всегда человеческие ошибки. Если взять модель из sklearn и скормить её в REP Factory, то модель обучится, но часть функций будет выдавать ошибку "Object %name% does not <text:s/>support interface". Кажется, что проблема с вызовом функций, а не с обёрткой.</text:p>
      <text:p text:style-name="P1">(Ёж, по наблюдениям)</text:p>
      <text:p text:style-name="P1"/>
      <text:p text:style-name="P1">6) в учебных целях МБ имеет смысл ограничить максимальную память на тетрадку. В противном случае при фейле одной команды (нагенерили бизиллион фич), весь сервер начинает истошно листать файл подкачки и ждут все.</text:p>
      <text:p text:style-name="P1">(Ёж, по опыту борьбы с этими тетрадками)</text:p>
      <text:p text:style-name="P1"/>
      <text:p text:style-name="P1"/>
      <text:p text:style-name="P3">Общий опрос в конце курса (ученики и вольнослушатели)</text:p>
      <text:p text:style-name="P3"/>
      <text:p text:style-name="P6">Метод опроса – утверждения говорились по очереди(порядок мог немного перепутать). Все, кто согласны с утверждением, поднимали руку, после чего их число считалось.</text:p>
      <text:p text:style-name="P7"/>
      <text:p text:style-name="P5">Нужно больше теории (3/19)</text:p>
      <text:p text:style-name="P5">Нужно больше практики (2/19)</text:p>
      <text:p text:style-name="P5"/>
      <text:p text:style-name="P5">Излишне строгая математика (6/19)</text:p>
      <text:p text:style-name="P5">Недостаточно строгая математика (1/19)</text:p>
      <text:p text:style-name="P5"/>
      <text:p text:style-name="P5">Хотелось бы более короткий курс (0/19)</text:p>
      <text:p text:style-name="P5">Хотелось бы более длинный курс (9/19)</text:p>
      <text:p text:style-name="P5"/>
      <text:p text:style-name="P5">Хотелось бы более лёгкий курс (5/19)</text:p>
      <text:p text:style-name="P5">Курс слишком лёгкий (2/19)</text:p>
      <text:p text:style-name="P5"/>
      <text:p text:style-name="P5">В интерфейсе Jupyter (ipython notebook) легко разобраться (11/19)</text:p>
      <text:p text:style-name="P4"><text:soft-page-break/><text:span text:style-name="T2">Интерфейс Jupyter (ipython notebook) недостаточно дружелюбен (3/19)</text:span></text:p>
      <text:p text:style-name="P3"/>
      <text:p text:style-name="P3"/>
      <text:p text:style-name="P5">Слишком слабая техническая база (2/19) [напомню, речь о хромбуке-сервере]</text:p>
      <text:p text:style-name="P5">Хотелось бы другой язык (R – 2/19, C++ – 2/19)</text:p>
      <text:p text:style-name="P5"/>
      <text:p text:style-name="P5">Я примерно понимаю, где я могу использовать машинное обучение в реальном мире (19/19)</text:p>
      <text:p text:style-name="P5">Я думаю, что смогу решать небольшие реальные задачи при помощи машинного обучения самостоятельно (11/19)</text:p>
      <text:p text:style-name="P5">Я бы хотел узнать больше о машинном обучении в ближайшее время (14/19)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8T00:34:09.233507598</meta:creation-date>
    <dc:date>2015-08-18T00:52:41.973784847</dc:date>
    <meta:editing-duration>PT18M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34" meta:word-count="356" meta:character-count="2427" meta:non-whitespace-character-count="2092"/>
  </office:meta>
</office:document-meta>
</file>